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1 - Cannot implicitly convert type 'MyInt' to 'MyInt2'</text:p>
      <text:p text:style-name="Standard"/>
      <text:p text:style-name="Standard">Q2 - </text:p>
      <text:p text:style-name="Standard">1<text:tab/><text:tab/>variável é incrementada antes do print</text:p>
      <text:p text:style-name="Standard">0<text:tab/><text:tab/>novo objecto inicado a 0</text:p>
      <text:p text:style-name="Standard">0<text:tab/><text:tab/>tentativa de chamar o método increase do objecto O</text:p>
      <text:p text:style-name="Standard">2<text:tab/><text:tab/>c é cópia da struct x (copia os valores) por isso ao incrementar apenas incrementa</text:p>
      <text:p text:style-name="Standard">1<text:tab/><text:tab/>o valor de c e o de x mantem-se igual</text:p>
      <text:p text:style-name="Standard"/>
      <text:p text:style-name="Standard">Q3 - </text:p>
      <text:p text:style-name="Standard">a) hidebysig. Esconde o método da classe A e passa a usar automaticamente o método da classe B</text:p>
      <text:p text:style-name="Standard"/>
      <text:p text:style-name="Standard">b) no caso do override redefine o método m da classe B.</text:p>
      <text:p text:style-name="Standard">Neste caso se chamarmos o metodo m com um objecto A corre o do objecto A, se for com objecto do tipo B ou C corre o método que redefiniu (neste caso o do C)</text:p>
      <text:p text:style-name="Standard"/>
      <text:p text:style-name="Standard">4 - </text:p>
      <text:p text:style-name="Standard">Output:<text:tab/>p1=(1,2), p2=(4,6)</text:p>
      <text:p text:style-name="Standard">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Sousa</meta:initial-creator>
    <meta:creation-date>2011-03-29T22:00:12.29</meta:creation-date>
    <meta:generator>OpenOffice.org/3.3$Win32 OpenOffice.org_project/330m20$Build-9567</meta:generator>
    <dc:date>2011-03-29T23:01:12.57</dc:date>
    <dc:creator>Nuno Sousa</dc:creator>
    <meta:editing-duration>PT1H1M</meta:editing-duration>
    <meta:editing-cycles>11</meta:editing-cycles>
    <meta:document-statistic meta:table-count="0" meta:image-count="0" meta:object-count="0" meta:page-count="1" meta:paragraph-count="14" meta:word-count="134" meta:character-count="648"/>
  </office:meta>
</office:document-meta>
</file>